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6" style:family="table-cell" style:parent-style-name="Default" style:data-style-name="N37">
      <style:table-cell-properties fo:background-color="#ffffa6"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a6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a6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 table:number-columns-repeated="11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</text:p>
          </table:table-cell>
          <table:table-cell table:style-name="ce9" office:value-type="float" office:value="124.35" calcext:value-type="float">
            <text:p>124.35</text:p>
          </table:table-cell>
          <table:table-cell table:style-name="ce245" table:number-columns-repeated="9"/>
          <table:table-cell table:style-name="ce249" table:number-columns-repeated="3"/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/>
          <table:table-cell table:number-columns-repeated="4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table:number-columns-repeated="25" office:value-type="float" office:value="425.6" calcext:value-type="float">
            <text:p>425.6</text:p>
          </table:table-cell>
        </table:table-row>
        <table:table-row table:style-name="ro3">
          <table:table-cell office:value-type="string" calcext:value-type="string">
            <text:p><text:span text:style-name="T1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29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table:number-columns-repeated="25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7" office:value-type="float" office:value="425" calcext:value-type="float">
            <text:p>425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4" table:style-name="ce25" office:value-type="float" office:value="450" calcext:value-type="float">
            <text:p>45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48.4" calcext:value-type="float">
            <text:p>2848.4</text:p>
          </table:table-cell>
          <table:table-cell table:formula="of:=SUM([.C3:.C35])" office:value-type="float" office:value="2768.5" calcext:value-type="float">
            <text:p>2768.5</text:p>
          </table:table-cell>
          <table:table-cell table:formula="of:=SUM([.D3:.D35])" office:value-type="float" office:value="2786.6" calcext:value-type="float">
            <text:p>2786.6</text:p>
          </table:table-cell>
          <table:table-cell table:formula="of:=SUM([.E3:.E35])" office:value-type="float" office:value="2511.6" calcext:value-type="float">
            <text:p>2511.6</text:p>
          </table:table-cell>
          <table:table-cell table:formula="of:=SUM([.F3:.F35])" office:value-type="float" office:value="2642.1" calcext:value-type="float">
            <text:p>2642.1</text:p>
          </table:table-cell>
          <table:table-cell table:formula="of:=SUM([.G3:.G35])" office:value-type="float" office:value="2370.6" calcext:value-type="float">
            <text:p>2370.6</text:p>
          </table:table-cell>
          <table:table-cell table:formula="of:=SUM([.H3:.H35])" office:value-type="float" office:value="2471.5" calcext:value-type="float">
            <text:p>2471.5</text:p>
          </table:table-cell>
          <table:table-cell table:formula="of:=SUM([.I3:.I35])" office:value-type="float" office:value="2352.5" calcext:value-type="float">
            <text:p>2352.5</text:p>
          </table:table-cell>
          <table:table-cell table:formula="of:=SUM([.J3:.J35])" office:value-type="float" office:value="2470.6" calcext:value-type="float">
            <text:p>2470.6</text:p>
          </table:table-cell>
          <table:table-cell table:formula="of:=SUM([.K3:.K35])" office:value-type="float" office:value="2270.6" calcext:value-type="float">
            <text:p>2270.6</text:p>
          </table:table-cell>
          <table:table-cell table:style-name="ce244" table:formula="of:=SUM([.L3:.L35])" office:value-type="float" office:value="2442.1" calcext:value-type="float">
            <text:p>2442.1</text:p>
          </table:table-cell>
          <table:table-cell table:style-name="ce244" table:formula="of:=SUM([.M3:.M35])" office:value-type="float" office:value="2557.15" calcext:value-type="float">
            <text:p>2557.15</text:p>
          </table:table-cell>
          <table:table-cell table:style-name="ce244" table:formula="of:=SUM([.N3:.N35])" office:value-type="float" office:value="2496.5" calcext:value-type="float">
            <text:p>2496.5</text:p>
          </table:table-cell>
          <table:table-cell table:formula="of:=SUM([.O3:.O35])" office:value-type="float" office:value="2677.5" calcext:value-type="float">
            <text:p>2677.5</text:p>
          </table:table-cell>
          <table:table-cell table:formula="of:=SUM([.P3:.P35])" office:value-type="float" office:value="2695.6" calcext:value-type="float">
            <text:p>2695.6</text:p>
          </table:table-cell>
          <table:table-cell table:formula="of:=SUM([.Q3:.Q35])" office:value-type="float" office:value="2630.6" calcext:value-type="float">
            <text:p>2630.6</text:p>
          </table:table-cell>
          <table:table-cell table:formula="of:=SUM([.R3:.R35])" office:value-type="float" office:value="2667.1" calcext:value-type="float">
            <text:p>2667.1</text:p>
          </table:table-cell>
          <table:table-cell table:formula="of:=SUM([.S3:.S35])" office:value-type="float" office:value="1945.6" calcext:value-type="float">
            <text:p>1945.6</text:p>
          </table:table-cell>
          <table:table-cell table:formula="of:=SUM([.T3:.T35])" office:value-type="float" office:value="2046.5" calcext:value-type="float">
            <text:p>2046.5</text:p>
          </table:table-cell>
          <table:table-cell table:formula="of:=SUM([.U3:.U35])" office:value-type="float" office:value="1927.5" calcext:value-type="float">
            <text:p>1927.5</text:p>
          </table:table-cell>
          <table:table-cell table:formula="of:=SUM([.V3:.V35])" office:value-type="float" office:value="2045.6" calcext:value-type="float">
            <text:p>2045.6</text:p>
          </table:table-cell>
          <table:table-cell table:formula="of:=SUM([.W3:.W35])" office:value-type="float" office:value="1845.6" calcext:value-type="float">
            <text:p>1845.6</text:p>
          </table:table-cell>
          <table:table-cell table:formula="of:=SUM([.X3:.X35])" office:value-type="float" office:value="2017.1" calcext:value-type="float">
            <text:p>2017.1</text:p>
          </table:table-cell>
          <table:table-cell table:formula="of:=SUM([.Y3:.Y35])" office:value-type="float" office:value="2107.15" calcext:value-type="float">
            <text:p>2107.15</text:p>
          </table:table-cell>
          <table:table-cell table:formula="of:=SUM([.Z3:.Z35])" office:value-type="float" office:value="2046.5" calcext:value-type="float">
            <text:p>2046.5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0" table:formula="of:=[.B2]-[.B36]" office:value-type="float" office:value="320.6" calcext:value-type="float">
            <text:p>320.6</text:p>
          </table:table-cell>
          <table:table-cell table:style-name="ce247" table:formula="of:=[.C2]-[.C36]" office:value-type="float" office:value="447.35" calcext:value-type="float">
            <text:p>447.35</text:p>
          </table:table-cell>
          <table:table-cell table:style-name="ce247" table:formula="of:=[.D2]-[.D36]" office:value-type="float" office:value="429.25" calcext:value-type="float">
            <text:p>429.25</text:p>
          </table:table-cell>
          <table:table-cell table:style-name="ce247" table:formula="of:=[.E2]-[.E36]" office:value-type="float" office:value="704.25" calcext:value-type="float">
            <text:p>704.25</text:p>
          </table:table-cell>
          <table:table-cell table:style-name="ce247" table:formula="of:=[.F2]-[.F36]" office:value-type="float" office:value="573.75" calcext:value-type="float">
            <text:p>573.75</text:p>
          </table:table-cell>
          <table:table-cell table:style-name="ce247" table:formula="of:=[.G2]-[.G36]" office:value-type="float" office:value="845.25" calcext:value-type="float">
            <text:p>845.25</text:p>
          </table:table-cell>
          <table:table-cell table:style-name="ce247" table:formula="of:=[.H2]-[.H36]" office:value-type="float" office:value="744.35" calcext:value-type="float">
            <text:p>744.35</text:p>
          </table:table-cell>
          <table:table-cell table:style-name="ce247" table:formula="of:=[.I2]-[.I36]" office:value-type="float" office:value="863.35" calcext:value-type="float">
            <text:p>863.35</text:p>
          </table:table-cell>
          <table:table-cell table:style-name="ce247" table:formula="of:=[.J2]-[.J36]" office:value-type="float" office:value="745.25" calcext:value-type="float">
            <text:p>745.25</text:p>
          </table:table-cell>
          <table:table-cell table:style-name="ce247" table:formula="of:=[.K2]-[.K36]" office:value-type="float" office:value="945.25" calcext:value-type="float">
            <text:p>945.25</text:p>
          </table:table-cell>
          <table:table-cell table:style-name="ce247" table:formula="of:=[.L2]-[.L36]" office:value-type="float" office:value="773.75" calcext:value-type="float">
            <text:p>773.75</text:p>
          </table:table-cell>
          <table:table-cell table:style-name="ce247" table:formula="of:=[.M2]-[.M36]" office:value-type="float" office:value="658.7" calcext:value-type="float">
            <text:p>658.7</text:p>
          </table:table-cell>
          <table:table-cell table:style-name="ce247" table:formula="of:=[.N2]-[.N36]" office:value-type="float" office:value="719.35" calcext:value-type="float">
            <text:p>719.35</text:p>
          </table:table-cell>
          <table:table-cell table:style-name="ce26" table:formula="of:=[.O2]-[.O36]" office:value-type="float" office:value="491.5" calcext:value-type="float">
            <text:p>491.5</text:p>
          </table:table-cell>
          <table:table-cell table:style-name="ce26" table:formula="of:=[.P2]-[.P36]" office:value-type="float" office:value="473.4" calcext:value-type="float">
            <text:p>473.4</text:p>
          </table:table-cell>
          <table:table-cell table:style-name="ce26" table:formula="of:=[.Q2]-[.Q36]" office:value-type="float" office:value="538.4" calcext:value-type="float">
            <text:p>538.4</text:p>
          </table:table-cell>
          <table:table-cell table:style-name="ce26" table:formula="of:=[.R2]-[.R36]" office:value-type="float" office:value="501.9" calcext:value-type="float">
            <text:p>501.9</text:p>
          </table:table-cell>
          <table:table-cell table:style-name="ce26" table:formula="of:=[.S2]-[.S36]" office:value-type="float" office:value="1223.4" calcext:value-type="float">
            <text:p>1223.4</text:p>
          </table:table-cell>
          <table:table-cell table:style-name="ce26" table:formula="of:=[.T2]-[.T36]" office:value-type="float" office:value="1122.5" calcext:value-type="float">
            <text:p>1122.5</text:p>
          </table:table-cell>
          <table:table-cell table:style-name="ce26" table:formula="of:=[.U2]-[.U36]" office:value-type="float" office:value="1241.5" calcext:value-type="float">
            <text:p>1241.5</text:p>
          </table:table-cell>
          <table:table-cell table:style-name="ce26" table:formula="of:=[.V2]-[.V36]" office:value-type="float" office:value="1123.4" calcext:value-type="float">
            <text:p>1123.4</text:p>
          </table:table-cell>
          <table:table-cell table:style-name="ce26" table:formula="of:=[.W2]-[.W36]" office:value-type="float" office:value="1323.4" calcext:value-type="float">
            <text:p>1323.4</text:p>
          </table:table-cell>
          <table:table-cell table:style-name="ce26" table:formula="of:=[.X2]-[.X36]" office:value-type="float" office:value="1151.9" calcext:value-type="float">
            <text:p>1151.9</text:p>
          </table:table-cell>
          <table:table-cell table:style-name="ce26" table:formula="of:=[.Y2]-[.Y36]" office:value-type="float" office:value="1061.85" calcext:value-type="float">
            <text:p>1061.85</text:p>
          </table:table-cell>
          <table:table-cell table:style-name="ce26" table:formula="of:=[.Z2]-[.Z36]" office:value-type="float" office:value="1122.5" calcext:value-type="float">
            <text:p>1122.5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11" table:formula="of:=[.B38]/30" office:value-type="float" office:value="10.6866666666667" calcext:value-type="float">
            <text:p>10.6866666666667</text:p>
          </table:table-cell>
          <table:table-cell table:style-name="ce248" table:formula="of:=[.O38]/30" office:value-type="float" office:value="16.3833333333333" calcext:value-type="float">
            <text:p>16.3833333333333</text:p>
          </table:table-cell>
          <table:table-cell table:style-name="ce248" table:formula="of:=[.P38]/30" office:value-type="float" office:value="15.78" calcext:value-type="float">
            <text:p>15.78</text:p>
          </table:table-cell>
          <table:table-cell table:style-name="ce248" table:formula="of:=[.Q38]/30" office:value-type="float" office:value="17.9466666666667" calcext:value-type="float">
            <text:p>17.9466666666667</text:p>
          </table:table-cell>
          <table:table-cell table:style-name="ce248" table:formula="of:=[.R38]/30" office:value-type="float" office:value="16.73" calcext:value-type="float">
            <text:p>16.73</text:p>
          </table:table-cell>
          <table:table-cell table:style-name="ce248" table:formula="of:=[.S38]/30" office:value-type="float" office:value="40.78" calcext:value-type="float">
            <text:p>40.78</text:p>
          </table:table-cell>
          <table:table-cell table:style-name="ce248" table:formula="of:=[.T38]/30" office:value-type="float" office:value="37.4166666666667" calcext:value-type="float">
            <text:p>37.4166666666667</text:p>
          </table:table-cell>
          <table:table-cell table:style-name="ce248" table:formula="of:=[.U38]/30" office:value-type="float" office:value="41.3833333333333" calcext:value-type="float">
            <text:p>41.3833333333333</text:p>
          </table:table-cell>
          <table:table-cell table:style-name="ce248" table:formula="of:=[.V38]/30" office:value-type="float" office:value="37.4466666666667" calcext:value-type="float">
            <text:p>37.4466666666667</text:p>
          </table:table-cell>
          <table:table-cell table:style-name="ce248" table:formula="of:=[.W38]/30" office:value-type="float" office:value="44.1133333333333" calcext:value-type="float">
            <text:p>44.1133333333333</text:p>
          </table:table-cell>
          <table:table-cell table:formula="of:=[.X38]/30" office:value-type="float" office:value="38.3966666666667" calcext:value-type="float">
            <text:p>38.3966666666667</text:p>
          </table:table-cell>
          <table:table-cell table:formula="of:=[.Y38]/30" office:value-type="float" office:value="35.395" calcext:value-type="float">
            <text:p>35.395</text:p>
          </table:table-cell>
          <table:table-cell table:formula="of:=[.Z38]/30" office:value-type="float" office:value="37.4166666666667" calcext:value-type="float">
            <text:p>37.4166666666667</text:p>
          </table:table-cell>
          <table:table-cell table:style-name="ce27" table:formula="of:=[.O38]/30" office:value-type="float" office:value="16.3833333333333" calcext:value-type="float">
            <text:p>16.3833333333333</text:p>
          </table:table-cell>
          <table:table-cell table:style-name="ce27" table:formula="of:=[.P38]/30" office:value-type="float" office:value="15.78" calcext:value-type="float">
            <text:p>15.78</text:p>
          </table:table-cell>
          <table:table-cell table:style-name="ce27" table:formula="of:=[.Q38]/30" office:value-type="float" office:value="17.9466666666667" calcext:value-type="float">
            <text:p>17.9466666666667</text:p>
          </table:table-cell>
          <table:table-cell table:style-name="ce27" table:formula="of:=[.R38]/30" office:value-type="float" office:value="16.73" calcext:value-type="float">
            <text:p>16.73</text:p>
          </table:table-cell>
          <table:table-cell table:style-name="ce27" table:formula="of:=[.S38]/30" office:value-type="float" office:value="40.78" calcext:value-type="float">
            <text:p>40.78</text:p>
          </table:table-cell>
          <table:table-cell table:style-name="ce27" table:formula="of:=[.T38]/30" office:value-type="float" office:value="37.4166666666667" calcext:value-type="float">
            <text:p>37.4166666666667</text:p>
          </table:table-cell>
          <table:table-cell table:style-name="ce27" table:formula="of:=[.U38]/30" office:value-type="float" office:value="41.3833333333333" calcext:value-type="float">
            <text:p>41.3833333333333</text:p>
          </table:table-cell>
          <table:table-cell table:style-name="ce27" table:formula="of:=[.V38]/30" office:value-type="float" office:value="37.4466666666667" calcext:value-type="float">
            <text:p>37.4466666666667</text:p>
          </table:table-cell>
          <table:table-cell table:style-name="ce27" table:formula="of:=[.W38]/30" office:value-type="float" office:value="44.1133333333333" calcext:value-type="float">
            <text:p>44.1133333333333</text:p>
          </table:table-cell>
          <table:table-cell table:formula="of:=[.X38]/30" office:value-type="float" office:value="38.3966666666667" calcext:value-type="float">
            <text:p>38.3966666666667</text:p>
          </table:table-cell>
          <table:table-cell table:formula="of:=[.Y38]/30" office:value-type="float" office:value="35.395" calcext:value-type="float">
            <text:p>35.395</text:p>
          </table:table-cell>
          <table:table-cell table:formula="of:=[.Z38]/30" office:value-type="float" office:value="37.4166666666667" calcext:value-type="float">
            <text:p>37.416666666666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4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6">
          <table:table-cell table:number-columns-repeated="11"/>
        </table:table-row>
        <table:table-row table:style-name="ro4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default-cell-style-name="ce122"/>
        <table:table-column table:style-name="co3" table:number-columns-repeated="55" table:default-cell-style-name="ce122"/>
        <table:table-row table:style-name="ro4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4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4">
          <table:table-cell office:value-type="string" calcext:value-type="string">
            <text:p>Besuche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4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4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4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4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4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24T16:31:38.835850775</dc:date>
    <meta:editing-duration>P11DT21H17M58S</meta:editing-duration>
    <meta:editing-cycles>227</meta:editing-cycles>
    <meta:print-date>2022-04-06T01:20:02.443000000</meta:print-date>
    <meta:document-statistic meta:table-count="5" meta:cell-count="976" meta:object-count="0"/>
  </office:meta>
</office:document-meta>
</file>